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normal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cm" svg:height="1cm" svg:x="4.095cm" svg:y="2cm">
          <text:p text:style-name="P1">Executa instrução<text:line-break/>da CPU<text:line-break/><text:span text:style-name="T1">(emu_cpu_ste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2.5cm" svg:height="2cm" svg:x="4.095cm" svg:y="4cm">
          <text:p text:style-name="P1">Vídeo executa<text:line-break/>por instruçã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5.344cm" svg:y1="3cm" svg:x2="5.344cm" svg:y2="4cm" draw:start-shape="id1" draw:start-glue-point="6" draw:end-shape="id2" draw:end-glue-point="4">
          <text:p text:style-name="P4"/>
        </draw:connector>
        <draw:custom-shape draw:style-name="gr1" draw:text-style-name="P2" draw:id="id3" draw:layer="layout" svg:width="2.5cm" svg:height="1cm" svg:x="7.595cm" svg:y="4.5cm">
          <text:p text:style-name="P1">Executa instrução<text:line-break/>do vídeo</text:p>
          <text:p text:style-name="P1"><text:span text:style-name="T1">(emu_video_ste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594cm" svg:y1="4.999cm" svg:x2="7.595cm" svg:y2="4.999cm" draw:start-shape="id2" draw:start-glue-point="7" draw:end-shape="id3" draw:end-glue-point="5">
          <text:p text:style-name="P4"/>
        </draw:connector>
        <draw:custom-shape draw:style-name="gr1" draw:text-style-name="P2" draw:id="id4" draw:layer="layout" svg:width="2.7cm" svg:height="1cm" svg:x="3.995cm" svg:y="7cm">
          <text:p text:style-name="P1">Executa dispositivos<text:line-break/>que são por instrução<text:line-break/><text:span text:style-name="T1">(emu_generic_ste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344cm" svg:y1="6cm" svg:x2="5.344cm" svg:y2="7cm" draw:start-shape="id2" draw:start-glue-point="6" draw:end-shape="id4" draw:end-glue-point="4">
          <text:p text:style-name="P4"/>
        </draw:connector>
        <draw:connector draw:style-name="gr2" draw:text-style-name="P2" draw:layer="layout" draw:line-skew="0.249cm" svg:x1="8.844cm" svg:y1="5.5cm" svg:x2="5.344cm" svg:y2="7cm" draw:start-shape="id3" draw:start-glue-point="6" draw:end-shape="id4" draw:end-glue-point="4">
          <text:p text:style-name="P4"/>
        </draw:connector>
        <draw:custom-shape draw:style-name="gr1" draw:text-style-name="P2" draw:id="id5" draw:layer="layout" svg:width="2.5cm" svg:height="2cm" svg:x="4.095cm" svg:y="9cm">
          <text:p text:style-name="P1">Vídeo solicitou<text:line-break/>VSYNC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5.344cm" svg:y1="8cm" svg:x2="5.344cm" svg:y2="9cm" draw:start-shape="id4" draw:start-glue-point="6" draw:end-shape="id5" draw:end-glue-point="4">
          <text:p text:style-name="P4"/>
        </draw:connector>
        <draw:connector draw:style-name="gr2" draw:text-style-name="P2" draw:layer="layout" svg:x1="6.594cm" svg:y1="9.999cm" svg:x2="7.495cm" svg:y2="9.999cm" draw:start-shape="id5" draw:start-glue-point="7">
          <text:p text:style-name="P4"/>
        </draw:connector>
        <draw:custom-shape draw:style-name="gr1" draw:text-style-name="P2" draw:id="id7" draw:layer="layout" svg:width="2cm" svg:height="1cm" svg:x="11.495cm" svg:y="9.5cm">
          <text:p text:style-name="P1">Posição X = 0<text:line-break/>Posição Y = 0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10.495cm" svg:y1="9.999cm" svg:x2="11.495cm" svg:y2="9.999cm" draw:start-shape="id6" draw:start-glue-point="7" draw:end-shape="id7" draw:end-glue-point="5">
          <text:p text:style-name="P4"/>
        </draw:connector>
        <draw:custom-shape draw:style-name="gr1" draw:text-style-name="P2" draw:id="id8" draw:layer="layout" svg:width="2.5cm" svg:height="2cm" svg:x="4.095cm" svg:y="12cm">
          <text:p text:style-name="P1">Vídeo solicitou<text:line-break/>HSYNC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5.344cm" svg:y1="11cm" svg:x2="5.344cm" svg:y2="12cm" draw:start-shape="id5" draw:start-glue-point="6" draw:end-shape="id8" draw:end-glue-point="4">
          <text:p text:style-name="P4"/>
        </draw:connector>
        <draw:custom-shape draw:style-name="gr1" draw:text-style-name="P2" draw:id="id9" draw:layer="layout" svg:width="3cm" svg:height="1cm" svg:x="7.495cm" svg:y="12.5cm">
          <text:p text:style-name="P1">Executa instrução<text:line-break/>do vídeo</text:p>
          <text:p text:style-name="P1"><text:span text:style-name="T1">(emu_video_scanlin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594cm" svg:y1="12.999cm" svg:x2="7.495cm" svg:y2="12.999cm" draw:start-shape="id8" draw:start-glue-point="7" draw:end-shape="id9" draw:end-glue-point="5">
          <text:p text:style-name="P4"/>
        </draw:connector>
        <draw:custom-shape draw:style-name="gr1" draw:text-style-name="P2" draw:id="id10" draw:layer="layout" svg:width="3.7cm" svg:height="1cm" svg:x="11.295cm" svg:y="12.5cm">
          <text:p text:style-name="P1">Executa dispositivos que<text:line-break/>são por varredura horizontal<text:line-break/><text:span text:style-name="T1">(emu_generic_ste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495cm" svg:y1="12.999cm" svg:x2="11.295cm" svg:y2="12.999cm" draw:start-shape="id9" draw:start-glue-point="7" draw:end-shape="id10" draw:end-glue-point="5">
          <text:p text:style-name="P4"/>
        </draw:connector>
        <draw:custom-shape draw:style-name="gr1" draw:text-style-name="P2" draw:id="id11" draw:layer="layout" svg:width="2.5cm" svg:height="1cm" svg:x="15.995cm" svg:y="12.5cm">
          <text:p text:style-name="P1">Posição X = 0<text:line-break/>Posição Y = Y + 1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14.995cm" svg:y1="12.999cm" svg:x2="15.995cm" svg:y2="12.999cm" draw:start-shape="id10" draw:start-glue-point="7" draw:end-shape="id11" draw:end-glue-point="5">
          <text:p text:style-name="P4"/>
        </draw:connector>
        <draw:custom-shape draw:style-name="gr1" draw:text-style-name="P2" draw:id="id12" draw:layer="layout" svg:width="2.5cm" svg:height="1cm" svg:x="4.09cm" svg:y="14.7cm">
          <text:p text:style-name="P1">Posição X =</text:p>
          <text:p text:style-name="P1">X + ciclos gasto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6" draw:layer="layout" svg:width="3cm" svg:height="1cm" svg:x="7.495cm" svg:y="9.5cm">
          <text:p text:style-name="P1">Executa instrução<text:line-break/>do vídeo</text:p>
          <text:p text:style-name="P1"><text:span text:style-name="T1">(emu_video_scanlin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344cm" svg:y1="14cm" svg:x2="5.339cm" svg:y2="14.7cm" draw:start-shape="id8" draw:start-glue-point="6" draw:end-shape="id12" draw:end-glue-point="4">
          <text:p text:style-name="P4"/>
        </draw:connector>
        <draw:custom-shape draw:style-name="gr1" draw:text-style-name="P2" draw:id="id13" draw:layer="layout" svg:width="2.5cm" svg:height="2cm" svg:x="6.095cm" svg:y="19.5cm">
          <text:p text:style-name="P1">Posição Y </text:p>
          <text:p text:style-name="P1">maior que altura</text:p>
          <text:p text:style-name="P1">da tela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5.999cm 3.999cm" svg:x1="13.495cm" svg:y1="9.999cm" svg:x2="7.344cm" svg:y2="19.5cm" draw:start-shape="id7" draw:start-glue-point="7" draw:end-shape="id13" draw:end-glue-point="4">
          <text:p text:style-name="P4"/>
        </draw:connector>
        <draw:custom-shape draw:style-name="gr1" draw:text-style-name="P3" draw:id="id14" draw:layer="layout" svg:width="2.5cm" svg:height="1cm" svg:x="9.495cm" svg:y="20cm">
          <text:p text:style-name="P1"><text:span text:style-name="T2">Atualiza a tela</text:span><text:span text:style-name="T2"><text:line-break/></text:span><text:span text:style-name="T2">do monitor</text:span></text:p>
          <text:p text:style-name="P1"><text:span text:style-name="T2">(varredura vertic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8.594cm" svg:y1="20.499cm" svg:x2="9.495cm" svg:y2="20.499cm" draw:start-shape="id13" draw:start-glue-point="7" draw:end-shape="id14" draw:end-glue-point="5">
          <text:p text:style-name="P4"/>
        </draw:connector>
        <draw:custom-shape draw:style-name="gr1" draw:text-style-name="P3" draw:id="id15" draw:layer="layout" svg:width="1.5cm" svg:height="1cm" svg:x="4.6cm" svg:y="22.5cm">
          <text:p text:style-name="P1"><text:span text:style-name="T2">F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744cm" svg:y1="21cm" svg:x2="6.1cm" svg:y2="22.999cm" draw:start-shape="id14" draw:start-glue-point="6" draw:end-shape="id15" draw:end-glue-point="7">
          <text:p text:style-name="P4"/>
        </draw:connector>
        <draw:custom-shape draw:style-name="gr1" draw:text-style-name="P2" draw:id="id16" draw:layer="layout" svg:width="2.5cm" svg:height="2cm" svg:x="4.09cm" svg:y="16.5cm">
          <text:p text:style-name="P1">Posição X </text:p>
          <text:p text:style-name="P1">maior que largura </text:p>
          <text:p text:style-name="P1">da tela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5.339cm" svg:y1="15.7cm" svg:x2="5.339cm" svg:y2="16.5cm" draw:start-shape="id12" draw:start-glue-point="6" draw:end-shape="id16" draw:end-glue-point="4">
          <text:p text:style-name="P4"/>
        </draw:connector>
        <draw:custom-shape draw:style-name="gr1" draw:text-style-name="P2" draw:id="id17" draw:layer="layout" svg:width="3cm" svg:height="1cm" svg:x="7.49cm" svg:y="17cm">
          <text:p text:style-name="P1">Executa instrução<text:line-break/>do vídeo</text:p>
          <text:p text:style-name="P1"><text:span text:style-name="T1">(emu_video_scanlin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8" draw:layer="layout" svg:width="3.7cm" svg:height="1cm" svg:x="11.29cm" svg:y="17cm">
          <text:p text:style-name="P1">Executa dispositivos que<text:line-break/>são por varredura horizontal<text:line-break/><text:span text:style-name="T1">(emu_generic_ste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9" draw:layer="layout" svg:width="3.663cm" svg:height="1cm" svg:x="15.79cm" svg:y="17cm">
          <text:p text:style-name="P1">Posição X = </text:p>
          <text:p text:style-name="P1">(X + Ciclos – Largura da tela)<text:line-break/>Posição Y = Y + 1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18.494cm" svg:y1="12.999cm" svg:x2="20cm" svg:y2="12.995cm" draw:start-shape="id11" draw:start-glue-point="7">
          <text:p text:style-name="P4"/>
        </draw:connector>
        <draw:connector draw:style-name="gr2" draw:text-style-name="P2" draw:layer="layout" svg:x1="6.589cm" svg:y1="17.499cm" svg:x2="7.49cm" svg:y2="17.499cm" draw:start-shape="id16" draw:start-glue-point="7" draw:end-shape="id17" draw:end-glue-point="5">
          <text:p text:style-name="P4"/>
        </draw:connector>
        <draw:connector draw:style-name="gr2" draw:text-style-name="P2" draw:layer="layout" svg:x1="10.49cm" svg:y1="17.499cm" svg:x2="11.29cm" svg:y2="17.499cm" draw:start-shape="id17" draw:start-glue-point="7" draw:end-shape="id18" draw:end-glue-point="5">
          <text:p text:style-name="P4"/>
        </draw:connector>
        <draw:connector draw:style-name="gr2" draw:text-style-name="P2" draw:layer="layout" svg:x1="14.99cm" svg:y1="17.499cm" svg:x2="15.79cm" svg:y2="17.499cm" draw:start-shape="id18" draw:start-glue-point="7" draw:end-shape="id19" draw:end-glue-point="5">
          <text:p text:style-name="P4"/>
        </draw:connector>
        <draw:connector draw:style-name="gr3" draw:text-style-name="P2" draw:layer="layout" svg:x1="19.453cm" svg:y1="17.499cm" svg:x2="19.995cm" svg:y2="17.501cm" draw:start-shape="id19" draw:start-glue-point="7">
          <text:p text:style-name="P4"/>
        </draw:connector>
        <draw:frame draw:style-name="gr4" draw:layer="layout" svg:width="0.955cm" svg:height="0.539cm" svg:x="6.395cm" svg:y="4.6cm">
          <draw:text-box>
            <text:p text:style-name="P4">Sim</text:p>
          </draw:text-box>
        </draw:frame>
        <draw:frame draw:style-name="gr4" draw:layer="layout" svg:width="0.98cm" svg:height="0.539cm" svg:x="4.595cm" svg:y="5.861cm">
          <draw:text-box>
            <text:p text:style-name="P4">Não</text:p>
          </draw:text-box>
        </draw:frame>
        <draw:frame draw:style-name="gr4" draw:layer="layout" svg:width="0.955cm" svg:height="0.539cm" svg:x="6.331cm" svg:y="9.608cm">
          <draw:text-box>
            <text:p text:style-name="P4">Sim</text:p>
          </draw:text-box>
        </draw:frame>
        <draw:frame draw:style-name="gr4" draw:layer="layout" svg:width="0.98cm" svg:height="0.539cm" svg:x="4.549cm" svg:y="10.797cm">
          <draw:text-box>
            <text:p text:style-name="P4">Não</text:p>
          </draw:text-box>
        </draw:frame>
        <draw:frame draw:style-name="gr4" draw:layer="layout" svg:width="0.955cm" svg:height="0.539cm" svg:x="6.313cm" svg:y="12.59cm">
          <draw:text-box>
            <text:p text:style-name="P4">Sim</text:p>
          </draw:text-box>
        </draw:frame>
        <draw:frame draw:style-name="gr4" draw:layer="layout" svg:width="0.98cm" svg:height="0.539cm" svg:x="4.585cm" svg:y="13.833cm">
          <draw:text-box>
            <text:p text:style-name="P4">Não</text:p>
          </draw:text-box>
        </draw:frame>
        <draw:frame draw:style-name="gr4" draw:layer="layout" svg:width="0.955cm" svg:height="0.539cm" svg:x="6.349cm" svg:y="17.108cm">
          <draw:text-box>
            <text:p text:style-name="P4">Sim</text:p>
          </draw:text-box>
        </draw:frame>
        <draw:frame draw:style-name="gr4" draw:layer="layout" svg:width="0.98cm" svg:height="0.539cm" svg:x="4.585cm" svg:y="18.333cm">
          <draw:text-box>
            <text:p text:style-name="P4">Não</text:p>
          </draw:text-box>
        </draw:frame>
        <draw:frame draw:style-name="gr4" draw:layer="layout" svg:width="0.955cm" svg:height="0.539cm" svg:x="8.354cm" svg:y="20.082cm">
          <draw:text-box>
            <text:p text:style-name="P4">Sim</text:p>
          </draw:text-box>
        </draw:frame>
        <draw:frame draw:style-name="gr4" draw:layer="layout" svg:width="0.98cm" svg:height="0.539cm" svg:x="6.554cm" svg:y="21.343cm">
          <draw:text-box>
            <text:p text:style-name="P4">Não</text:p>
          </draw:text-box>
        </draw:frame>
        <draw:connector draw:style-name="gr5" draw:text-style-name="P2" draw:layer="layout" svg:x1="5.339cm" svg:y1="18.5cm" svg:x2="5.349cm" svg:y2="22.5cm" draw:start-shape="id16" draw:start-glue-point="6" draw:end-shape="id15" draw:end-glue-point="4">
          <text:p text:style-name="P4"/>
        </draw:connector>
        <draw:connector draw:style-name="gr5" draw:text-style-name="P2" draw:layer="layout" draw:line-skew="0cm -0.887cm" svg:x1="5.349cm" svg:y1="23.5cm" svg:x2="4.6cm" svg:y2="0.499cm" draw:start-shape="id15" draw:start-glue-point="6" draw:end-shape="id20" draw:end-glue-point="5">
          <text:p text:style-name="P4"/>
        </draw:connector>
        <draw:custom-shape draw:style-name="gr1" draw:text-style-name="P3" draw:id="id20" draw:layer="layout" svg:width="1.5cm" svg:height="1cm" svg:x="4.6cm" svg:y="0cm">
          <text:p text:style-name="P1"><text:span text:style-name="T2">INÍC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5.349cm" svg:y1="1cm" svg:x2="5.344cm" svg:y2="2cm" draw:start-shape="id20" draw:start-glue-point="6" draw:end-shape="id1" draw:end-glue-point="4">
          <text:p text:style-name="P4"/>
        </draw:connector>
        <draw:connector draw:style-name="gr5" draw:text-style-name="P2" draw:layer="layout" svg:x1="7.344cm" svg:y1="21.5cm" svg:x2="6.1cm" svg:y2="22.999cm" draw:start-shape="id13" draw:start-glue-point="6" draw:end-shape="id15" draw:end-glue-point="7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2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7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</meta:initial-creator>
    <meta:creation-date>2007-03-11T09:57:37</meta:creation-date>
    <dc:creator>andre</dc:creator>
    <dc:date>2007-03-11T12:11:48</dc:date>
    <dc:language>pt-BR</dc:language>
    <meta:editing-cycles>8</meta:editing-cycles>
    <meta:editing-duration>PT1H4M6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